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Regular1" svg:font-family="'Noto Sans CJK TC Regular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2318e" officeooo:paragraph-rsid="001b6f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徐征 52（1908-1947.03）</text:p>
      <text:p text:style-name="P1"/>
      <text:p text:style-name="P1">北京人。北京師範大學中文系畢業，昭和 13</text:p>
      <text:p text:style-name="P1"/>
      <text:p text:style-name="P1">年（1938）應臺北帝國大學文政學部之聘，來臺教</text:p>
      <text:p text:style-name="P1"/>
      <text:p text:style-name="P1">授北京話。常向學生談論日本侵略中國情事，激</text:p>
      <text:p text:style-name="P1"/>
      <text:p text:style-name="P1">發臺灣青年對祖國的同情與熱情。在醫學部教授</text:p>
      <text:p text:style-name="P1"/>
      <text:p text:style-name="P1">北京話的班級中，幾名醫科學生與他十分接近，</text:p>
      <text:p text:style-name="P1"/>
      <text:p text:style-name="P1">漢民族意識特別強烈，曾圖謀偷渡中國、進入重</text:p>
      <text:p text:style-name="P1"/>
      <text:p text:style-name="P1">慶，參加抗戰。其中有郭琇琮（另有傳）、蔡忠</text:p>
      <text:p text:style-name="P1"/>
      <text:p text:style-name="P1">恕二人利用暑修赴廈門旅行，想要參加抗戰，但</text:p>
      <text:p text:style-name="P1"/>
      <text:p text:style-name="P1">因不得其門而入，又折返臺灣。但此情況早已受</text:p>
      <text:p text:style-name="P1"/>
      <text:p text:style-name="P1">到日本憲兵隊監視，昭和 19年（1944）4月 17日，憲兵隊逮捕了徐征、劉盛</text:p>
      <text:p text:style-name="P1"/>
      <text:p text:style-name="P1">烈、杜凡、郭琇琮、蔡忠恕、陳國珍、藍思齊 53等 7人。杜凡曾留學中國、在</text:p>
      <text:p text:style-name="P1"/>
      <text:p text:style-name="P1">臺北開設北京話講習班，郭、蔡、陳、藍都是帝大醫科學生。被拘禁 130日</text:p>
      <text:p text:style-name="P1"/>
      <text:p text:style-name="P1">後始釋放，但仍受嚴密監視。54另有一說指徐征帶領學生熟讀 1930年代左翼</text:p>
      <text:p text:style-name="P1"/>
      <text:p text:style-name="P1">作家魯迅、巴金、老舍等人作品，因被人告密而入獄，但其本身並非左翼人</text:p>
      <text:p text:style-name="P1"/>
      <text:p text:style-name="P1">士，也非中共地下黨員。55</text:p>
      <text:p text:style-name="P1"/>
      <text:p text:style-name="P1">戰後，繼續在臺北教授北京話，並教唱中華民國國歌、義勇軍進行曲。56</text:p>
      <text:p text:style-name="P1"/>
      <text:p text:style-name="P1">民國 36年（1947）二二八事件時住在大橋頭附近的臺灣人社區，雖身為外省</text:p>
      <text:p text:style-name="P1"/>
      <text:p text:style-name="P1">人但並未受到干擾。在 3月 15日下午 7時許，被突然侵入家中的 4位便衣人</text:p>
      <text:p text:style-name="P1"/>
      <text:p text:style-name="P1">員押走，此後音訊全無。57</text:p>
      <text:p text:style-name="P1"/>
      <text:p text:style-name="P1">據臺灣省行政長官陳儀所呈中央政府之〈辦理人犯姓名調查表〉，其略歷為「私立延平學院教授、中共臺灣省工作委員會委員」，罪名為「（一）奸偽首</text:p>
      <text:p text:style-name="P1"/>
      <text:p text:style-name="P1">要；（二）組織國語講習會，從事吸收社會青年，以為奸黨外圍群眾；（三）</text:p>
      <text:p text:style-name="P1"/>
      <text:p text:style-name="P1">組織瀛青社，吸收知識青年，及大學學生，擴大活動；（四）策動延平學院學</text:p>
      <text:p text:style-name="P1"/>
      <text:p text:style-name="P1">生叛亂。」58。</text:p>
      <text:p text:style-name="P1"/>
      <text:p text:style-name="P1">徐征的部分學生認為，他受難原因可能有二：1、他的臺籍學生們大部分</text:p>
      <text:p text:style-name="P1"/>
      <text:p text:style-name="P1">都傾向民族主義，甚至有一部分左傾青年，事件中領導了學生運動，他們對</text:p>
      <text:p text:style-name="P1"/>
      <text:p text:style-name="P1">陳儀及長官公署批判激烈，波及徐征。2、徐征是戰前定居臺灣的華僑，脾氣</text:p>
      <text:p text:style-name="P1"/>
      <text:p text:style-name="P1">剛直，不容於福州幫為主的臺北華僑界，可能因此遭公報私仇。59</text:p>
      <text:p text:style-name="P1"/>
      <text:p text:style-name="P1">妻吳品珊，育 3子 2女。長子徐寬、次子徐容、三子徐寞；長女徐光、次</text:p>
      <text:p text:style-name="P1"/>
      <text:p text:style-name="P1">女徐純。（陳翠蓮撰）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Regular1" svg:font-family="'Noto Sans CJK TC Regular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5:27:36.805085723</meta:creation-date>
    <dc:date>2018-04-19T15:27:57.765889551</dc:date>
    <meta:editing-duration>PT21S</meta:editing-duration>
    <meta:editing-cycles>1</meta:editing-cycles>
    <meta:document-statistic meta:table-count="0" meta:image-count="0" meta:object-count="0" meta:page-count="1" meta:paragraph-count="30" meta:word-count="789" meta:character-count="842" meta:non-whitespace-character-count="827"/>
    <meta:generator>LibreOffice/5.1.6.2$Linux_X86_64 LibreOffice_project/10m0$Build-2</meta:generator>
  </office:meta>
</office:document-meta>
</file>